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  <style:text-properties fo:font-size="16pt" officeooo:rsid="001b88fe" officeooo:paragraph-rsid="001b88fe" style:font-size-asian="16pt" style:font-size-complex="16pt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1c59c6" officeooo:paragraph-rsid="001c59c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فرض کنیم یک کلمه در متن استفاده کرده ایم و می خواهیم وقتی کاربر مکان نما را روی این متن برد یک نوشته ی خاص نمایش داده شود . برای این کار از تگ abbr استفاده می کنی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8</meta:editing-cycles>
    <meta:creation-date>2017-06-01T07:12:00</meta:creation-date>
    <dc:date>2017-11-09T15:42:44.089223894</dc:date>
    <meta:editing-duration>PT12M27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38" meta:character-count="163" meta:non-whitespace-character-count="1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